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Narrow" fo:font-size="12pt" officeooo:paragraph-rsid="0000c7a7" style:font-size-asian="12pt" style:font-size-complex="12pt"/>
    </style:style>
    <style:style style:name="P2" style:family="paragraph" style:parent-style-name="Standard">
      <style:text-properties style:font-name="Arial Narrow" fo:font-size="10pt" officeooo:paragraph-rsid="0000c7a7" style:font-size-asian="10pt" style:font-size-complex="10pt"/>
    </style:style>
    <style:style style:name="P3" style:family="paragraph" style:parent-style-name="Title">
      <style:text-properties style:font-name="Arial Narrow" fo:font-size="14pt" officeooo:paragraph-rsid="0000c7a7" style:font-size-asian="14pt" style:font-size-complex="14pt"/>
    </style:style>
    <style:style style:name="P4" style:family="paragraph" style:parent-style-name="Standard" style:list-style-name="L1">
      <style:text-properties fo:font-size="12pt" officeooo:paragraph-rsid="0000c7a7" style:font-size-asian="12pt" style:font-size-complex="12pt"/>
    </style:style>
    <style:style style:name="T1" style:family="text">
      <style:text-properties fo:font-weight="bold" style:font-weight-asian="bold" style:font-weight-complex="bold"/>
    </style:style>
    <style:style style:name="T2" style:family="text">
      <style:text-properties officeooo:rsid="00201f48"/>
    </style:style>
    <style:style style:name="T3" style:family="text">
      <style:text-properties officeooo:rsid="0000f732"/>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troduction:</text:p>
      <text:p text:style-name="P2"/>
      <text:p text:style-name="P1"><text:span text:style-name="T1">merX</text:span> is an open source project, developed to enable manufacturers and distributors to receive and process many different types of transactions from their business partners. <text:s/>Designed originally to fill a need in the Powersports and Lawn &amp; Garden Industries, the merX server and supporting Generics can be used to provide these services in an almost unlimited way.</text:p>
      <text:p text:style-name="P1"/>
      <text:p text:style-name="P1"><text:span text:style-name="T1">merX</text:span> is comprised of two main pieces. <text:s/>First, the merX server is a completely generic application supporting the ability to connect, authenticate, send and receive packages. <text:s/>This server has no immediate knowledge as to the types of packages being sent and is only focused on making sure that clients can authenticate to its services and process the necessary requests.</text:p>
      <text:p text:style-name="P1"/>
      <text:p text:style-name="P1">The next element of the merX server is the support of what we call Generics. <text:s/>Generics are the general purpose packages that are built into the merX server to handle certain tasks. <text:s/>In its current version the merX Generics are comprised of:</text:p>
      <text:p text:style-name="P1"/>
      <text:list xml:id="list680875579196095560" text:style-name="L1">
        <text:list-item>
          <text:p text:style-name="P4"><text:span text:style-name="T1">sendorder</text:span> (sending purchase orders)</text:p>
        </text:list-item>
        <text:list-item>
          <text:p text:style-name="P4"><text:span text:style-name="T1">getorderstatus</text:span> (retrieving updates on previous orders sent)</text:p>
        </text:list-item>
        <text:list-item>
          <text:p text:style-name="P4"><text:span text:style-name="T1">sendpayment</text:span> (paying purchase orders electronically)</text:p>
        </text:list-item>
        <text:list-item>
          <text:p text:style-name="P4"><text:span text:style-name="T1">getcredits</text:span> (retrieving current credit information)</text:p>
        </text:list-item>
        <text:list-item>
          <text:p text:style-name="P4"><text:span text:style-name="T1">getinventory</text:span> (retrieving current inventory information on specific item)</text:p>
        </text:list-item>
        <text:list-item>
          <text:p text:style-name="P4"><text:span text:style-name="T1">getprice</text:span> (retrieving dealer specific price/cost information)</text:p>
        </text:list-item>
        <text:list-item>
          <text:p text:style-name="P4"><text:span text:style-name="T1">sendinventory</text:span> (customer send<text:span text:style-name="T2">s</text:span> their current inventory information)</text:p>
        </text:list-item>
        <text:list-item>
          <text:p text:style-name="P4"><text:span text:style-name="T1">sendsales</text:span> (customer send<text:span text:style-name="T2">s</text:span> their day<text:span text:style-name="T2">'</text:span>s sales data )</text:p>
        </text:list-item>
        <text:list-item>
          <text:p text:style-name="P4"><text:span text:style-name="T1">getmodelinfo</text:span> (Retrieves rebates, hold backs on particular model number)</text:p>
        </text:list-item>
        <text:list-item>
          <text:p text:style-name="P4"><text:span text:style-name="T1">senddoorswings</text:span> (sending door swing counts )</text:p>
        </text:list-item>
        <text:list-item>
          <text:p text:style-name="P4"><text:span text:style-name="T1">sendconsignmentinventory</text:span> (send current consignment inventory counts )</text:p>
        </text:list-item>
        <text:list-item>
          <text:p text:style-name="P4"><text:span text:style-name="T1">sendconsignmentsales</text:span> (send current sales data with respect to consignment parts )</text:p>
        </text:list-item>
        <text:list-item>
          <text:p text:style-name="P4"><text:span text:style-name="T1">getpricefile</text:span> (standardized updates of current parts, prices and supersessions)</text:p>
        </text:list-item>
        <text:list-item>
          <text:p text:style-name="P4"><text:span text:style-name="T1">sendwarranty</text:span> (submitting warranty claim data)</text:p>
          <text:p text:style-name="P4"/>
        </text:list-item>
      </text:list>
      <text:p text:style-name="P1">merX is open source and freely available, therefore, adding support for additional communications can be done without restriction and requests can be made to modify or add to the available Generics. <text:s/>Generics that are built into merX will remain standardized across the entire project to insure anyone that interfaces to them will always be able to reliably do so.</text:p>
      <text:p text:style-name="P1"/>
      <text:p text:style-name="P1">We highly recommend using Linux as the primary server platform but anything you have will work. <text:span text:style-name="T3">PHP</text:span> is an extremely robust programming language with multi-threaded processes baked into the language itself. This allows merX to handle extreme customer loads in a very simple and straight forward way, keeping the source code understandable and flexible. However, it is perfectly acceptable to run a merX server on any web-server such as Apache or NGINX using PHP, PERL or any other language you choose.</text:p>
      <text:p text:style-name="P1"/>
      <text:p text:style-name="P1">The primary communication mechanism for merX to your back-end business system is through the MariaDB (MySQL fork) tables themselves. We will provide example queries to send and receive data from these tables and the merX team can also provide additional paid services to assist in the backend integration of merX into your business system if needed.</text:p>
      <text:p text:style-name="P1"/>
      <text:p text:style-name="P1"><text:soft-page-break/>Because MariaDB (MYSQL) can be accessed from all programming languages that run on most popular operating systems, there is little worry that you will have problems communicating with it directly. The MariaDB platform utilizes the standard MYSQL libraries.</text:p>
      <text:p text:style-name="P1"/>
      <text:p text:style-name="P1">Future versions of merX will also have a web based administrative front end that will allow for setting up and maintaining the merX server. Currently these services are provided by a set of scripts that run on the server itself. Examples of these scripts are for supplying the server with a list of your current dealers so that it can verify that its communicating with only those dealers/customers.</text:p>
      <text:p text:style-name="P1"/>
      <text:p text:style-name="P1">nizeX, Inc. can be contracted to support each installation of merX, however, this is not a requirement. Given its open source nature, there may be other companies that popup to offer those services or each vendor/supplier can support their own system given its simplistic nature.</text:p>
      <text:p text:style-name="P1"/>
      <text:p text:style-name="P1">It is also possible to contract <text:span text:style-name="T1">nizeX</text:span>, Inc. to host your merX server where orders will enter the box and you'll simply use REST/JSON calls to pull each order down and to send updated information back. Each server will stand on its own and will not share information with any other vend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cey Wood</meta:initial-creator>
    <meta:creation-date>2015-08-19T08:49:55.120592372</meta:creation-date>
    <dc:date>2015-08-20T09:42:39.017006322</dc:date>
    <dc:creator>Kacey Wood</dc:creator>
    <meta:editing-duration>P0D</meta:editing-duration>
    <meta:editing-cycles>2</meta:editing-cycles>
    <meta:generator>LibreOffice/4.2.8.2$Linux_X86_64 LibreOffice_project/420m0$Build-2</meta:generator>
    <meta:document-statistic meta:table-count="0" meta:image-count="0" meta:object-count="0" meta:page-count="2" meta:paragraph-count="26" meta:word-count="670" meta:character-count="4265" meta:non-whitespace-character-count="3629"/>
  </office:meta>
</office:document-meta>
</file>